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raster_val</text:p>
          </table:table-cell>
          <table:table-cell office:value-type="string" calcext:value-type="string">
            <text:p>pente</text:p>
          </table:table-cell>
          <table:table-cell table:style-name="Default" office:value-type="string" calcext:value-type="string">
            <text:p>co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1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1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g2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3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g3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g4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4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g5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60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g6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g72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g7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g84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g90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g9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102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g108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g114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g120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g126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g132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g138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g144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g150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g156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g162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g16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g174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g18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g186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g192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g198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g204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g210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g21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g222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g23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g233</text:p>
          </table:table-cell>
        </table:table-row>
        <table:table-row table:style-name="ro1" table:number-rows-repeated="104847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4:19:26.318493387</meta:creation-date>
    <dc:date>2020-10-05T14:31:17.764280523</dc:date>
    <meta:editing-duration>PT1M8S</meta:editing-duration>
    <meta:editing-cycles>1</meta:editing-cycles>
    <meta:document-statistic meta:table-count="1" meta:cell-count="303" meta:object-count="0"/>
    <meta:generator>LibreOffice/6.0.7.3$Linux_X86_64 LibreOffice_project/00m0$Build-3</meta:generator>
  </office:meta>
</office:document-meta>
</file>